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style:font-name="Cantarell Extra Bold"/>
    </style:style>
    <style:style style:name="P2" style:family="paragraph" style:parent-style-name="Text_20_body">
      <style:paragraph-properties fo:text-align="center" style:justify-single-word="false"/>
      <style:text-properties style:font-name="Cantarell Extra Bold" fo:font-weight="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rsid="0002a27c" officeooo:paragraph-rsid="0002a27c"/>
    </style:style>
    <style:style style:name="P5" style:family="paragraph" style:parent-style-name="Standard">
      <style:paragraph-properties fo:text-align="end" style:justify-single-word="false"/>
      <style:text-properties fo:font-weight="bold" officeooo:rsid="0002a27c" officeooo:paragraph-rsid="0002a27c"/>
    </style:style>
    <style:style style:name="P6" style:family="paragraph" style:parent-style-name="Standard">
      <style:paragraph-properties fo:text-align="end" style:justify-single-word="false"/>
      <style:text-properties style:font-name="Cantarell Extra Bold" officeooo:rsid="0002a27c" officeooo:paragraph-rsid="0002a27c"/>
    </style:style>
    <style:style style:name="P7" style:family="paragraph" style:parent-style-name="Standard">
      <style:paragraph-properties fo:text-align="end" style:justify-single-word="false"/>
      <style:text-properties style:font-name="Cantarell Extra Bold" fo:font-weight="bold" officeooo:rsid="00048d16" officeooo:paragraph-rsid="00048d16"/>
    </style:style>
    <style:style style:name="P8" style:family="paragraph" style:parent-style-name="Standard">
      <style:paragraph-properties fo:text-align="end" style:justify-single-word="false"/>
      <style:text-properties style:font-name="Cantarell Extra Bold" fo:font-weight="bold" officeooo:rsid="00048d16" officeooo:paragraph-rsid="0004ca7a"/>
    </style:style>
    <style:style style:name="P9" style:family="paragraph" style:parent-style-name="Standard">
      <style:paragraph-properties fo:text-align="end" style:justify-single-word="false"/>
      <style:text-properties style:font-name="Cantarell Extra Bold" fo:font-weight="bold" officeooo:rsid="0004ca7a" officeooo:paragraph-rsid="0004ca7a"/>
    </style:style>
    <style:style style:name="P10" style:family="paragraph" style:parent-style-name="Standard">
      <style:paragraph-properties fo:text-align="end" style:justify-single-word="false"/>
      <style:text-properties style:font-name="Cantarell Extra Bold" fo:font-weight="bold" officeooo:rsid="0004ca7a" officeooo:paragraph-rsid="0004ca7a" style:font-weight-complex="bold"/>
    </style:style>
    <style:style style:name="P11" style:family="paragraph" style:parent-style-name="Standard">
      <style:paragraph-properties fo:text-align="end" style:justify-single-word="false"/>
      <style:text-properties style:font-name="Cantarell Extra Bold" fo:font-weight="normal" officeooo:rsid="0004ca7a" officeooo:paragraph-rsid="0004ca7a" style:font-weight-asian="normal" style:font-weight-complex="normal"/>
    </style:style>
    <style:style style:name="P12" style:family="paragraph" style:parent-style-name="Standard">
      <style:paragraph-properties fo:text-align="end" style:justify-single-word="false"/>
      <style:text-properties style:font-name="Cantarell Extra Bold" fo:font-weight="bold" officeooo:rsid="0004ca7a" officeooo:paragraph-rsid="0004ca7a" style:font-weight-asian="normal" style:font-weight-complex="normal"/>
    </style:style>
    <style:style style:name="P13" style:family="paragraph" style:parent-style-name="Standard">
      <style:paragraph-properties fo:text-align="end" style:justify-single-word="false"/>
      <style:text-properties style:font-name="Cantarell Extra Bold" fo:font-weight="normal" officeooo:rsid="0004ca7a" officeooo:paragraph-rsid="0004ca7a"/>
    </style:style>
    <style:style style:name="P14" style:family="paragraph" style:parent-style-name="Standard">
      <style:paragraph-properties fo:text-align="end" style:justify-single-word="false" fo:break-before="page"/>
      <style:text-properties style:font-name="Cantarell Extra Bold" fo:font-weight="bold" officeooo:rsid="00048d16" officeooo:paragraph-rsid="00048d16"/>
    </style:style>
    <style:style style:name="T1" style:family="text">
      <style:text-properties fo:font-weight="bold"/>
    </style:style>
    <style:style style:name="T2" style:family="text">
      <style:text-properties style:font-weight-complex="bold"/>
    </style:style>
    <style:style style:name="T3" style:family="text">
      <style:text-properties officeooo:rsid="00048d16"/>
    </style:style>
    <style:style style:name="T4" style:family="text">
      <style:text-properties style:font-weight-asian="normal" style:font-weight-complex="bold"/>
    </style:style>
    <style:style style:name="T5" style:family="text">
      <style:text-properties style:font-weight-asian="normal" style:font-weight-complex="normal"/>
    </style:style>
    <style:style style:name="T6" style:family="text">
      <style:text-properties fo:font-weight="normal" style:font-weight-asian="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art 1: Research Document </text:h>
      <text:p text:style-name="P2">Title: Neural Networks: Architecture, Classification, and Core Types</text:p>
      <text:p text:style-name="P3">1. Introduction: How Neural Networks Work:</text:p>
      <text:p text:style-name="P4"/>
      <text:p text:style-name="P4">الشبكات العصبية هي نماذج حاسوبية مستوحاة من طريقة عمل الدماغ البشري ,تتكون من عقد مرتبطة ببعضها وتعمل معا لحل مشاكل المعقدة ,لفهم كيف يعمل ,يجب معرفة مكوناتها الاساسية :</text:p>
      <text:p text:style-name="P4"/>
      <text:p text:style-name="P4">الطبقات layers :</text:p>
      <text:p text:style-name="P4">تتكون الشبكة العصبونية من ثلاث انواع من الطبقات :</text:p>
      <text:p text:style-name="P5"/>
      <text:p text:style-name="P4"><text:span text:style-name="T1">Input Layer (</text:span><text:span text:style-name="T2">طبقة الإدخال</text:span><text:span text:style-name="T1">):</text:span></text:p>
      <text:p text:style-name="P5">تستقبل البيانات الخام (مثل بكسلات الصورة او الارقام )</text:p>
      <text:p text:style-name="P5"/>
      <text:p text:style-name="P5">Hidden Layers (<text:span text:style-name="T2">الطبقات المخفية</text:span>):</text:p>
      <text:p text:style-name="P5">طبقة واحدة او اكثر تقوم بمعالجة البيانات واكتشاف الانماط فيها </text:p>
      <text:p text:style-name="P5">Output Layer (<text:span text:style-name="T2">طبقة الإخراج</text:span>):</text:p>
      <text:p text:style-name="P6">تعطي النتيجة <text:span text:style-name="T3">مثل قرار التصنيف </text:span></text:p>
      <text:p text:style-name="P6"/>
      <text:p text:style-name="P6"><text:span text:style-name="T1">Weights and Biases (</text:span><text:span text:style-name="T2">الأوزان والانحياز</text:span><text:span text:style-name="T1">):</text:span></text:p>
      <text:p text:style-name="P7">كل اتصال بين عصبون واخر يمتلك <text:s/>وزنا <text:s/>يحدد اهمية هذا الاتصال <text:s/>بل الاضافة الى ذلك يوجد انحياز </text:p>
      <text:p text:style-name="P7">bias </text:p>
      <text:p text:style-name="P7">يساعد في ضبط المخرجات عملية التعلم في الشبكات العصبونية هي ببساطة التعديل المستمر لهذه الاوزان لتصل للنتيجة الصحيحة </text:p>
      <text:p text:style-name="P7">Activation Functions (<text:span text:style-name="T2">دوال التنشيط</text:span>):</text:p>
      <text:p text:style-name="P7"><text:s/>هي معادلات رياضية تحدد ما اذا كان العصبون يجب ان ينشط يعمل او لا, هي التي تضيف التعقيد للشبكة لتتمكن من حل مشاكل غير خطية من اشهرها </text:p>
      <text:p text:style-name="P7">ReLU </text:p>
      <text:p text:style-name="P7">تستخدم في طبقات المخفية و </text:p>
      <text:p text:style-name="P7">softmax</text:p>
      <text:p text:style-name="P7">تستخدم في طبقة الاخراج للتصنيف </text:p>
      <text:p text:style-name="P7"/>
      <text:p text:style-name="P7">Forward Pass (<text:span text:style-name="T2">الانتشار الأمامي</text:span>):</text:p>
      <text:p text:style-name="P7">هي العملية التي تمر فيها البيانات من طبقة الادخال ,عبر طبقات المخفية ,وصولا الى طبقة الاخراج لاعطاء توقع مبدئي </text:p>
      <text:p text:style-name="P7">Backpropagation (<text:span text:style-name="T2">الانتشار العكسي</text:span>):</text:p>
      <text:p text:style-name="P8">بعد اعطاء التوقع يقوم النظام بحساب نسبة خطا ,ثم تعود الاشارة للخلف عبر الشبكة لتحديث وتعديل </text:p>
      <text:p text:style-name="P8"><text:s text:c="4"/>الاوزان لتقليل هذا الخطا في المرات القادمة هذه هي الالية الحقيقة للتعلم </text:p>
      <text:p text:style-name="P7"/>
      <text:p text:style-name="P7">2. Neural Networks for Classification vs. Classical ML</text:p>
      <text:p text:style-name="P7"/>
      <text:p text:style-name="P9"><text:span text:style-name="T2">كيف يتم استخدامها للتصنيف </text:span>(Classification)<text:span text:style-name="T2">؟</text:span></text:p>
      <text:p text:style-name="P10"/>
      <text:p text:style-name="P11"><text:soft-page-break/>في مهام التصنيف <text:s/>مثل تحديد ما اذا كانت الصورة قطة او كلب تقوم الشبكة العصبية باخراج مجموعة من الاحتمالات في طبقة الاخراج مثلا تعطي <text:s/></text:p>
      <text:p text:style-name="P11">90 %</text:p>
      <text:p text:style-name="P11">احتمال ان تكون قطة </text:p>
      <text:p text:style-name="P11">و </text:p>
      <text:p text:style-name="P12">10 % </text:p>
      <text:p text:style-name="P12">احتمال ان تكون كلب يتم ذلك باستخدام دالة تنشيط مثل </text:p>
      <text:p text:style-name="P12">softmax </text:p>
      <text:p text:style-name="P12">التي تحول الارقام الى نسب مئوية مجموعها واحد </text:p>
      <text:p text:style-name="P12"/>
      <text:p text:style-name="P9"><text:span text:style-name="T4">الفرق بينها وبين نماذج تعلم الآلة الكلاسيكية </text:span><text:span text:style-name="T5">(Classical ML):</text:span></text:p>
      <text:p text:style-name="P12"/>
      <text:p text:style-name="P9"><text:span text:style-name="T6">استخراج الخصائص </text:span><text:span text:style-name="T5">(Feature Extraction):</text:span></text:p>
      <text:p text:style-name="P11">في نماذج ال </text:p>
      <text:p text:style-name="P11">ML </text:p>
      <text:p text:style-name="P11">الكلاسكية مثل </text:p>
      <text:p text:style-name="P11">random forest </text:p>
      <text:p text:style-name="P11">SVM </text:p>
      <text:p text:style-name="P11">يجب عل المبرمج استخراج الخصائص يدويا مثلا اخبار الخوازمية بالبحث عن حواف او الوان معينة <text:s/>اما الشبكات العصبونية العميقة فهي تقوم باكتشاف واستخراج هذه الخصائص يدويا مثلا اخبار الخوارزمية بالبحث عن حواف او الوان معينة اما الشبكات العصبية العميقة فهي تقوم باكتشاف واستخراج هذه الاخصائص تلقائيا </text:p>
      <text:p text:style-name="P11"/>
      <text:p text:style-name="P11">حجم البيانات :الشبكات العصبونية تحتاجل لكميات ضخمة جدا من البيانات لتعمل بكفاءة وتتفوق بينما النماذج الكلاسكية تعمل بشكل ممتاز مع البيانات الصغيرة والمتوسطة </text:p>
      <text:p text:style-name="P11"/>
      <text:p text:style-name="P11">القدرة الحسابية :</text:p>
      <text:p text:style-name="P11">الشبكات العصبونية تتطلب قدرات حاسوبية عالية غالبا بطاقات رسومية اعلى بينما النماذج الكلاسكية <text:s/>يمكن تشغيلها عل المعالجات عادية بسهولة </text:p>
      <text:p text:style-name="P11"/>
      <text:p text:style-name="P11">3. Popular Types of Neural Networks</text:p>
      <text:p text:style-name="P11"/>
      <text:p text:style-name="P11">هناك تصميمات (Architectures) مختلفة للشبكات العصبية، كل منها مصمم لنوع معين من البيانات:</text:p>
      <text:p text:style-name="P11"/>
      <text:p text:style-name="P12">Artificial Neural Networks (ANN):</text:p>
      <text:p text:style-name="P11"/>
      <text:p text:style-name="P11">الشبكات العصبية الاصطناعية التقليدية وتسمى ايضا </text:p>
      <text:p text:style-name="P11">Dense ,Feed Forward</text:p>
      <text:p text:style-name="P11">فيها كل عصبون متصل بجميع العصبونات في الطبقة التي تليه </text:p>
      <text:p text:style-name="P11">متى نستخدمها ؟؟</text:p>
      <text:p text:style-name="P11">تستخدم للبيانات المجدولة والارقام مثل توقع اسعار المنازل بناءا عل مساحتها وعدد الغرف </text:p>
      <text:p text:style-name="P11"/>
      <text:p text:style-name="P12">Convolutional Neural Networks (CNN):</text:p>
      <text:p text:style-name="P11"/>
      <text:p text:style-name="P11"><text:soft-page-break/>الشبكات العصبية الالتفافية تحتوى عل طبقات فلاتر تمر فوق البيانات لتلتقط الانماط المكانية مثل الحواف والدوائر والاشكال </text:p>
      <text:p text:style-name="P11">متى نستخدمها ؟</text:p>
      <text:p text:style-name="P11">هي الخيار القياسي والاقوى للتعامل مع الصور والفيديو تستخدم في التعرف عل الوجوه ,التصوير الطبي والسيارات ذات القيادة </text:p>
      <text:p text:style-name="P11"/>
      <text:p text:style-name="P12">Recurrent Neural Networks (RNN):</text:p>
      <text:p text:style-name="P11">الشبكات العصبية المتكررة عل عكس البقية تمتلك هذه الشبكات ذاكرة داخلية حيث ان مخرجات الخطوة السابقة تؤثر عل مدخلات الخطوة الحالية </text:p>
      <text:p text:style-name="P11"/>
      <text:p text:style-name="P11">متى تستخدمها ؟؟</text:p>
      <text:p text:style-name="P11">تستخدم للبيانات المتسلسة التي تكون فيها الترتيب البيانات مهما مثل معالجة اللغة الطبيعية </text:p>
      <text:p text:style-name="P11">NLP</text:p>
      <text:p text:style-name="P13"><text:span text:style-name="T5">ترجمة النصوص وتوقع حالة الطقس او الاسهم </text:span><text:span text:style-name="T1"><text:s/></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20:13:52.368371305</meta:creation-date>
    <meta:generator>LibreOffice/25.2.7.2$Linux_X86_64 LibreOffice_project/520$Build-2</meta:generator>
    <dc:date>2026-04-16T10:27:28.839543174</dc:date>
    <meta:editing-duration>PT14M54S</meta:editing-duration>
    <meta:editing-cycles>2</meta:editing-cycles>
    <meta:document-statistic meta:table-count="0" meta:image-count="0" meta:object-count="0" meta:page-count="4" meta:paragraph-count="66" meta:word-count="560" meta:character-count="3511" meta:non-whitespace-character-count="2968"/>
  </office:meta>
</office:document-meta>
</file>